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16b285" officeooo:paragraph-rsid="0016b285"/>
    </style:style>
    <style:style style:name="P5" style:family="paragraph" style:parent-style-name="normal">
      <style:paragraph-properties fo:line-height="115%"/>
      <style:text-properties officeooo:rsid="00179205" officeooo:paragraph-rsid="00179205"/>
    </style:style>
    <style:style style:name="P6" style:family="paragraph" style:parent-style-name="normal">
      <style:text-properties officeooo:rsid="00179205" officeooo:paragraph-rsid="00179205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16b285" officeooo:paragraph-rsid="0016b285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16b285" officeooo:paragraph-rsid="0016b285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b285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officeooo:rsid="0016b285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fo:font-size="12pt" fo:font-weight="bold" style:font-size-asian="12pt" style:font-weight-asian="bold" style:font-size-complex="12pt"/>
    </style:style>
    <style:style style:name="T8" style:family="text">
      <style:text-properties officeooo:rsid="00179205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Stefane <text:s/>Camila Moreira</text:span></text:p>
      <text:p text:style-name="P1"><text:span text:style-name="T2">(</text:span><text:span text:style-name="T3">55</text:span><text:span text:style-name="T2">) </text:span><text:span text:style-name="T3">4499950</text:span><text:span text:style-name="T2">-</text:span><text:span text:style-name="T3">8239</text:span></text:p>
      <text:p text:style-name="P1"><text:span text:style-name="T5">stefanecamilamoreira8</text:span><text:a xlink:type="simple" xlink:href="mailto:seumelhoremail@xx.com" text:style-name="Default_20_Style" text:visited-style-name="Default_20_Style"><text:span text:style-name="T4">@</text:span></text:a><text:a xlink:type="simple" xlink:href="mailto:seumelhoremail@xx.com" text:style-name="Default_20_Style" text:visited-style-name="Default_20_Style"><text:span text:style-name="T5">gmail</text:span></text:a><text:a xlink:type="simple" xlink:href="mailto:seumelhoremail@xx.com" text:style-name="Default_20_Style" text:visited-style-name="Default_20_Style"><text:span text:style-name="T4">.com</text:span></text:a>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2"/>
      <text:p text:style-name="P3"><text:span text:style-name="T6">OBJETIVO</text:span></text:p>
      <text:p text:style-name="P5">Quero evoluir com a empresa, criar novos projetos.</text:p>
      <text:p text:style-name="normal"/>
      <text:p text:style-name="normal"><text:span text:style-name="T6">FORMAÇÃO ACADÊMICA</text:span></text:p>
      <text:p text:style-name="P4">Cursando o primeiro ano no Colégio estadual Egidio Ballarotti </text:p>
      <text:p text:style-name="normal"/>
      <text:p text:style-name="normal"/>
      <text:p text:style-name="normal"><text:span text:style-name="T6">PROJETOS </text:span></text:p>
      <text:p text:style-name="P6">projeto do ping pong (Github)</text:p>
      <text:p text:style-name="normal">https://github.com/emazit<text:span text:style-name="T8">a</text:span></text:p>
      <text:p text:style-name="normal"><text:span text:style-name="T6"/></text:p>
      <text:p text:style-name="P8"><text:span text:style-name="T2"/></text:p>
      <text:p text:style-name="P9"><text:span text:style-name="T2">Atividades:</text:span></text:p>
      <text:list xml:id="list4292077454" text:style-name="WWNum2">
        <text:list-item>
          <text:p text:style-name="P7">Atividade 1: <text:span text:style-name="T8">criaçao de um jogo de ping pong</text:span></text:p>
        </text:list-item>
        <text:list-item>
          <text:p text:style-name="P7">Atividade 2: <text:span text:style-name="T8">A criação de um projeto que utiliza duas raquetes e uma bolinha para ser utilizada no jogo</text:span></text:p>
        </text:list-item>
        <text:list-item>
          <text:p text:style-name="P7">Atividade 3: <text:span text:style-name="T8">Programação dos atores (bolinha) e (raquetes)</text:span></text:p>
        </text:list-item>
      </text:list>
      <text:p text:style-name="P8"/>
      <text:p text:style-name="P8"><text:span text:style-name="T6">CURSOS | CERTIFICAÇÕES</text:span></text:p>
      <text:p text:style-name="P10">Ceedep curso korel </text:p>
      <text:p text:style-name="P8"/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6T13:51:33.527627891</dc:date>
    <meta:editing-duration>PT12M5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9" meta:character-count="533" meta:non-whitespace-character-count="469"/>
  </office:meta>
</office:document-meta>
</file>